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f3fe" officeooo:paragraph-rsid="001ef3f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>
      <style:text-properties officeooo:rsid="001ef3fe" officeooo:paragraph-rsid="001ef3fe"/>
    </style:style>
    <style:style style:name="P6" style:family="paragraph" style:parent-style-name="Text_20_body" style:list-style-name="L2">
      <style:text-properties officeooo:rsid="001ef3fe"/>
    </style:style>
    <style:style style:name="P7" style:family="paragraph" style:parent-style-name="Text_20_body">
      <style:text-properties officeooo:paragraph-rsid="001fad81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rsid="001fad81" officeooo:paragraph-rsid="001fad8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Table des matières</text:span></text:p>
      <text:p text:style-name="P7">I. Le Paradoxe de Condorcet</text:p>
      <text:p text:style-name="P7">1.1 Introduction</text:p>
      <text:p text:style-name="P7">1.2 Description du Paradoxe</text:p>
      <text:p text:style-name="P7">1.3 Exemple avec les candidats A, B, et C</text:p>
      <text:p text:style-name="Text_20_body"/>
      <text:p text:style-name="P7">II. Probabilité du Paradoxe</text:p>
      <text:p text:style-name="P7">2.1 Analyse statistique</text:p>
      <text:p text:style-name="P7">2.2 Graphiques interactifs</text:p>
      <text:p text:style-name="P7">2.3 Impact du nombre de choix et de votants</text:p>
      <text:p text:style-name="Text_20_body"/>
      <text:p text:style-name="P7">III. La Quête du gagnant: Le Critère de Condorcet</text:p>
      <text:p text:style-name="P7">3.1 Présentation des Critères de Condorcet</text:p>
      <text:p text:style-name="P7">3.2 Évaluation des systèmes électoraux</text:p>
      <text:p text:style-name="Text_20_body"/>
      <text:p text:style-name="P7">IV. La Quête du Gagnant</text:p>
      <text:p text:style-name="P7">4.1 <text:s/>Présentation des différents critères primordiaux de scrutin</text:p>
      <text:p text:style-name="P7">4.2 <text:s/>Présentation des différents scrutins possibles</text:p>
      <text:p text:style-name="P7">4.3 <text:s/>Tableau des critères primordiaux satisfaits par chaque scrutin</text:p>
      <text:p text:style-name="Text_20_body"/>
      <text:p text:style-name="Text_20_body">Conclusion</text:p>
      <text:list text:style-name="L1">
        <text:list-item>
          <text:p text:style-name="P3">Récapitulation des défis dans les systèmes électoraux</text:p>
        </text:list-item>
        <text:list-item>
          <text:p text:style-name="P2">Rôle du Paradoxe de Condorcet dans la compréhension de ces défis</text:p>
        </text:list-item>
      </text:list>
      <text:p text:style-name="Text_20_body">Annexe Numérique</text:p>
      <text:list text:style-name="L2">
        <text:list-item>
          <text:p text:style-name="P8">Code en java sur la paradoxe de Condorcet</text:p>
        </text:list-item>
        <text:list-item>
          <text:p text:style-name="P4">Participation à un scrutin virtuel </text:p>
        </text:list-item>
        <text:list-item>
          <text:p text:style-name="P4">Observation des résultats selon différentes méthodes électorales</text:p>
          <text:p text:style-name="P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1:54:44.281290472</meta:creation-date>
    <dc:date>2023-11-17T19:11:00.689741027</dc:date>
    <meta:editing-duration>PT23M18S</meta:editing-duration>
    <meta:editing-cycles>2</meta:editing-cycles>
    <meta:generator>LibreOffice/7.6.2.1$Linux_X86_64 LibreOffice_project/60$Build-1</meta:generator>
    <meta:document-statistic meta:table-count="0" meta:image-count="0" meta:object-count="0" meta:page-count="1" meta:paragraph-count="24" meta:word-count="137" meta:character-count="871" meta:non-whitespace-character-count="759"/>
  </office:meta>
</office:document-meta>
</file>